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3004C9C2065FA0ADB3E.png" manifest:media-type="image/png"/>
  <manifest:file-entry manifest:full-path="Pictures/100010580000879200001508D21A14F0A9096EB5.svg" manifest:media-type="image/svg+xml"/>
  <manifest:file-entry manifest:full-path="Pictures/1000020100000520000000CCB7BD96EA75538DE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2cm" fo:min-width="3.264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2cm" fo:min-width="4.91cm" fo:wrap-option="no-wrap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1cm" svg:stroke-color="#ff0000" draw:marker-start-width="0.35cm" draw:marker-end-width="0.35cm" draw:fill="none" draw:textarea-horizontal-align="justify" draw:textarea-vertical-align="middle" draw:auto-grow-height="false" fo:min-height="1.368cm" fo:min-width="1.118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Long_20_Dot" svg:stroke-width="0.1cm" svg:stroke-color="#ff0000" draw:marker-start-width="0.35cm" draw:marker-end-width="0.35cm" draw:fill="none" draw:textarea-horizontal-align="justify" draw:textarea-vertical-align="middle" draw:auto-grow-height="false" fo:min-height="1.088cm" fo:min-width="0.838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022cm" fo:min-width="3.734cm" fo:wrap-option="no-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2cm" fo:min-width="4.676cm" fo:wrap-option="no-wrap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language-asian="ja" style:country-asian="JP" style:font-size-complex="24pt"/>
    </style:style>
    <style:style style:name="P4" style:family="paragraph">
      <loext:graphic-properties draw:fill-color="#ffffff"/>
    </style:style>
    <style:style style:name="T1" style:family="text">
      <style:text-properties fo:font-size="8pt" style:font-size-asian="8pt" style:language-asian="ja" style:country-asian="JP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8cm" svg:height="15.75cm" svg:x="0cm" svg:y="0cm" presentation:class="graphic" presentation:user-transformed="true">
          <draw:image xlink:href="Pictures/1000000000000556000003004C9C2065FA0ADB3E.png" xlink:type="simple" xlink:show="embed" xlink:actuate="onLoad" draw:mime-type="image/png">
            <text:p/>
          </draw:image>
        </draw:frame>
        <draw:custom-shape draw:style-name="gr2" draw:text-style-name="P3" draw:layer="layout" svg:width="4.064cm" svg:height="1.372cm" svg:x="14.986cm" svg:y="9.144cm">
          <text:p text:style-name="P2"><text:span text:style-name="T1">既存データと重複する</text:span><text:span text:style-name="T1">POI</text:span><text:span text:style-name="T1">には</text:span></text:p>
          <text:p text:style-name="P2"><text:span text:style-name="T1">”</text:span><text:span text:style-name="T1">MLIT_PLATEAU:fixme”</text:span></text:p>
          <text:p text:style-name="P2"><text:span text:style-name="T1">が付きます</text:span></text:p>
          <draw:enhanced-geometry svg:viewBox="0 0 21600 21600" draw:text-areas="800 800 20800 20800" draw:type="round-rectangular-callout" draw:modifiers="499.483394833948 39943.48142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064cm" svg:height="1.372cm" svg:x="14.987cm" svg:y="9.144cm">
          <text:p text:style-name="P2"><text:span text:style-name="T1">既存データと重複する</text:span><text:span text:style-name="T1">POI</text:span><text:span text:style-name="T1">には</text:span></text:p>
          <text:p text:style-name="P2"><text:span text:style-name="T1">”</text:span><text:span text:style-name="T1">MLIT_PLATEAU:fixme”</text:span></text:p>
          <text:p text:style-name="P2"><text:span text:style-name="T1">が付きます</text:span></text:p>
          <draw:enhanced-geometry svg:viewBox="0 0 21600 21600" draw:text-areas="800 800 20800 20800" draw:type="round-rectangular-callout" draw:modifiers="-2311.43911439114 -40966.059723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064cm" svg:height="1.372cm" svg:x="20.574cm" svg:y="12.192cm">
          <text:p text:style-name="P2"><text:span text:style-name="T1">既存データのタグと履歴は</text:span></text:p>
          <text:p text:style-name="P2"><text:span text:style-name="T1">引き継がれます</text:span></text:p>
          <draw:enhanced-geometry svg:viewBox="0 0 21600 21600" draw:text-areas="800 800 20800 20800" draw:type="round-rectangular-callout" draw:modifiers="-7741.9926199262 2249.67225054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064cm" svg:height="1.372cm" svg:x="3.556cm" svg:y="12.446cm">
          <text:p text:style-name="P2"><text:span text:style-name="T1">building</text:span><text:span text:style-name="T1">リレーションや</text:span></text:p>
          <text:p text:style-name="P2"><text:span text:style-name="T1">マルチポリゴンにも</text:span></text:p>
          <text:p text:style-name="P2"><text:span text:style-name="T1">対応しています</text:span></text:p>
          <draw:enhanced-geometry svg:viewBox="0 0 21600 21600" draw:text-areas="800 800 20800 20800" draw:type="round-rectangular-callout" draw:modifiers="19325.7564575646 -6135.46977421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4.064cm" svg:height="1.372cm" svg:x="15.748cm" svg:y="2.946cm">
          <text:p text:style-name="P2"><text:span text:style-name="T1">building</text:span><text:span text:style-name="T1">リレーションや</text:span></text:p>
          <text:p text:style-name="P2"><text:span text:style-name="T1">マルチポリゴンにも</text:span></text:p>
          <text:p text:style-name="P2"><text:span text:style-name="T1">対応しています</text:span></text:p>
          <draw:enhanced-geometry svg:viewBox="0 0 21600 21600" draw:text-areas="800 800 20800 20800" draw:type="round-rectangular-callout" draw:modifiers="22163.2472324723 33981.0633648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842cm" svg:height="1.372cm" svg:x="21.336cm" svg:y="3.81cm">
          <text:p text:style-name="P2"><text:span text:style-name="T1">`citygml-osm`</text:span><text:span text:style-name="T1">により、既存データとの重複を</text:span></text:p>
          <text:p text:style-name="P2"><text:span text:style-name="T1">調整した</text:span><text:span text:style-name="T1">PLATEAU</text:span><text:span text:style-name="T1">データが</text:span></text:p>
          <text:p text:style-name="P2"><text:span text:style-name="T1">自動生成されます。</text:span></text:p>
          <draw:enhanced-geometry svg:viewBox="0 0 21600 21600" draw:text-areas="800 800 20800 20800" draw:type="round-rectangular-callout" draw:modifiers="6402.73831935649 -15086.9628550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2.286cm" svg:height="2.286cm" svg:x="7.1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032cm" svg:height="2.032cm" svg:x="9.999cm" svg:y="6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572cm" svg:height="1.372cm" svg:x="10.16cm" svg:y="8.534cm">
          <text:p text:style-name="P2"><text:span text:style-name="T1">building</text:span><text:span text:style-name="T1">リレーションや</text:span></text:p>
          <text:p text:style-name="P2"><text:span text:style-name="T1">マルチポリゴンで描かれた</text:span></text:p>
          <text:p text:style-name="P2"><text:span text:style-name="T1">既存データに重複する</text:span><text:span text:style-name="T1">PLATEAU</text:span><text:span text:style-name="T1">は</text:span></text:p>
          <text:p text:style-name="P2"><text:span text:style-name="T1">変換しません</text:span></text:p>
          <draw:enhanced-geometry svg:viewBox="0 0 21600 21600" draw:text-areas="800 800 20800 20800" draw:type="round-rectangular-callout" draw:modifiers="-2838.74917996939 14064.3845593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72cm" svg:height="1.372cm" svg:x="12.446cm" svg:y="6.858cm">
          <text:p text:style-name="P2"><text:span text:style-name="T1">エントランスノードがついている</text:span></text:p>
          <text:p text:style-name="P2"><text:span text:style-name="T1">既存データに重複する</text:span><text:span text:style-name="T1">PLATEAU</text:span><text:span text:style-name="T1">は</text:span></text:p>
          <text:p text:style-name="P2"><text:span text:style-name="T1">変換しません</text:span></text:p>
          <draw:enhanced-geometry svg:viewBox="0 0 21600 21600" draw:text-areas="800 800 20800 20800" draw:type="round-rectangular-callout" draw:modifiers="-3339.42707194402 4971.30371449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88cm" svg:height="1.372cm" svg:x="10.16cm" svg:y="1.93cm">
          <text:p text:style-name="P2"><text:span text:style-name="T1">たの建物に統合されて削除される予定</text:span></text:p>
          <text:p text:style-name="P2"><text:span text:style-name="T1">の</text:span><text:span text:style-name="T1">POI</text:span><text:span text:style-name="T1">も確認できます。</text:span></text:p>
          <text:p text:style-name="P2"><text:span text:style-name="T1">（この</text:span><text:span text:style-name="T1">POI</text:span><text:span text:style-name="T1">を削除すると削除を行いません）</text:span></text:p>
          <draw:enhanced-geometry svg:viewBox="0 0 21600 21600" draw:text-areas="800 800 20800 20800" draw:type="round-rectangular-callout" draw:modifiers="4591.30434782609 40289.5848506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B7BD96EA75538DE0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1-23T22:58:49.394023913</meta:creation-date>
    <meta:editing-duration>PT25M8S</meta:editing-duration>
    <meta:editing-cycles>7</meta:editing-cycles>
    <meta:generator>LibreOffice/7.1.8.1$Linux_X86_64 LibreOffice_project/e1f30c802c3269a1d052614453f260e49458c82c</meta:generator>
    <dc:title>Bright Blue</dc:title>
    <dc:date>2022-01-24T08:15:41.526050863</dc:date>
    <meta:document-statistic meta:object-count="37"/>
  </office:meta>
</office:document-meta>
</file>